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182ad" officeooo:paragraph-rsid="000182a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3067d" officeooo:paragraph-rsid="0003067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02ff5" officeooo:paragraph-rsid="00002f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5b881" officeooo:paragraph-rsid="0005b8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2052d4" officeooo:paragraph-rsid="002052d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5b881" officeooo:paragraph-rsid="0005b8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792fe" officeooo:paragraph-rsid="000792f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8f616" officeooo:paragraph-rsid="0008f61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b3f4" officeooo:paragraph-rsid="000ab3f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f523e" officeooo:paragraph-rsid="000f523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326e4" officeooo:paragraph-rsid="001326e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519f8" officeooo:paragraph-rsid="001519f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5f0b" officeooo:paragraph-rsid="00175f0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955b2" officeooo:paragraph-rsid="00175f0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a6d2b" officeooo:paragraph-rsid="001a6d2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c5792" officeooo:paragraph-rsid="001c57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dfb5b" officeooo:paragraph-rsid="001dfb5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052d4" officeooo:paragraph-rsid="002052d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23ab4" officeooo:paragraph-rsid="00223ab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45e5b" officeooo:paragraph-rsid="00245e5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7228c" officeooo:paragraph-rsid="0027228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font-name="Arial" fo:font-weight="normal" officeooo:rsid="00002ff5" officeooo:paragraph-rsid="00002ff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7228c" officeooo:paragraph-rsid="0027228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84f06" officeooo:paragraph-rsid="00284f0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85420" officeooo:paragraph-rsid="0028542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ad878" officeooo:paragraph-rsid="002ad87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b6d46" officeooo:paragraph-rsid="002b6d4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dd918" officeooo:paragraph-rsid="002dd91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f5f2a" officeooo:paragraph-rsid="002f5f2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f619f" officeooo:paragraph-rsid="002f619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145c8" officeooo:paragraph-rsid="003145c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33753" officeooo:paragraph-rsid="0033375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42a7b" officeooo:paragraph-rsid="00342a7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48a9b" officeooo:paragraph-rsid="00348a9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62e54" officeooo:paragraph-rsid="00362e54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62e54" officeooo:paragraph-rsid="0036dc7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6dc76" officeooo:paragraph-rsid="0036dc7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8151d" officeooo:paragraph-rsid="0038151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8ea99" officeooo:paragraph-rsid="0038ea9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aa7fa" officeooo:paragraph-rsid="003aa7f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768b"/>
    </style:style>
    <style:style style:name="T3" style:family="text">
      <style:text-properties style:text-position="super 58%"/>
    </style:style>
    <style:style style:name="T4" style:family="text">
      <style:text-properties officeooo:rsid="000b849e"/>
    </style:style>
    <style:style style:name="T5" style:family="text">
      <style:text-properties officeooo:rsid="00133663"/>
    </style:style>
    <style:style style:name="T6" style:family="text">
      <style:text-properties officeooo:rsid="001b657e"/>
    </style:style>
    <style:style style:name="T7" style:family="text">
      <style:text-properties officeooo:rsid="001f03ad"/>
    </style:style>
    <style:style style:name="T8" style:family="text">
      <style:text-properties officeooo:rsid="00228f80"/>
    </style:style>
    <style:style style:name="T9" style:family="text">
      <style:text-properties officeooo:rsid="002958b3"/>
    </style:style>
    <style:style style:name="T10" style:family="text">
      <style:text-properties officeooo:rsid="002b6d46"/>
    </style:style>
    <style:style style:name="T11" style:family="text">
      <style:text-properties officeooo:rsid="002bfc75"/>
    </style:style>
    <style:style style:name="T12" style:family="text">
      <style:text-properties officeooo:rsid="00362e54"/>
    </style:style>
    <style:style style:name="T13" style:family="text">
      <style:text-properties officeooo:rsid="003c2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Base Com</text:p>
      <text:p text:style-name="P26">Convaincre persuader : argumentation</text:p>
      <text:p text:style-name="P1"/>
      <text:p text:style-name="P1"/>
      <text:p text:style-name="P2"/>
      <text:p text:style-name="P5">I) Argumenter pour convaincre et/ou persuader</text:p>
      <text:p text:style-name="P2"/>
      <text:p text:style-name="P3">⇒ Argumenter pour emporter l’accord voir l’adhésion de l’autre</text:p>
      <text:p text:style-name="P3"/>
      <text:p text:style-name="P3"><text:tab/>⇒ Convaincre : en visant la réflexion logique pour reconnaître la vérité/fausseté d’un <text:tab/><text:tab/>fait</text:p>
      <text:p text:style-name="P3"/>
      <text:p text:style-name="P3"><text:tab/>⇒ persuader : en visant l’émotion, l’affectivité pour séduire</text:p>
      <text:p text:style-name="P3"/>
      <text:p text:style-name="P3"><text:tab/>⇒ Dans les 2 cas arguments performants et instruction efficace du discours <text:tab/><text:tab/><text:tab/>indispensable</text:p>
      <text:p text:style-name="P3"/>
      <text:p text:style-name="P4">⇒ Intérêt d’un discours convaincant et persuasif</text:p>
      <text:p text:style-name="P4"><text:tab/>⇒ Convaincre : </text:p>
      <text:p text:style-name="P4"><text:tab/><text:tab/>⇒ s’adresser à la raison de l’autre</text:p>
      <text:p text:style-name="P4"><text:tab/><text:tab/>⇒ rendre son propos irréfutable</text:p>
      <text:p text:style-name="P4"/>
      <text:p text:style-name="P4"><text:tab/>⇒ Persuader :</text:p>
      <text:p text:style-name="P4"><text:tab/><text:tab/>⇒ toucher l’autre par les émotions</text:p>
      <text:p text:style-name="P4"/>
      <text:p text:style-name="P4">⇒ En cas d’argumentation orale </text:p>
      <text:p text:style-name="P4"><text:tab/>⇒ indispensable de s’appuyer sur ses arguments avec conviction pour convaincre <text:tab/><text:tab/>et/ou persuader</text:p>
      <text:p text:style-name="P4"/>
      <text:p text:style-name="P6">II) Comment convaincre</text:p>
      <text:p text:style-name="P6"/>
      <text:p text:style-name="P8">⇒ Convaincre : utiliser des moyens rationnels et logique pour chercher à faire comprendre par une démarche intellectuelle </text:p>
      <text:p text:style-name="P8"><text:tab/>⇒ recourir au savoir, aux connaissances et à la logique</text:p>
      <text:p text:style-name="P8"/>
      <text:p text:style-name="P9">⇒ Développer sa thèse en s’appuyant sur des <text:span text:style-name="T1">FAITS RÉELS INCONTESTÉS</text:span></text:p>
      <text:p text:style-name="P9"><text:span text:style-name="T1"><text:tab/></text:span>⇒ Des chiffres</text:p>
      <text:p text:style-name="P9"><text:tab/>⇒ Des faits historiques, actuels</text:p>
      <text:p text:style-name="P9"/>
      <text:p text:style-name="P10">⇒ Les chiffres</text:p>
      <text:p text:style-name="P10"><text:tab/>⇒ exemple : les statistiques = preuves scientifique dans certains cas</text:p>
      <text:p text:style-name="P10"><text:tab/><text:span text:style-name="T2">⇒ pas toujours bien lus</text:span></text:p>
      <text:p text:style-name="P10"><text:tab/><text:tab/><text:span text:style-name="T2">⇒ nécessité de connaissances</text:span></text:p>
      <text:p text:style-name="P10"><text:tab/><text:span text:style-name="T2">⇒ nécessité de vérifier les sources…</text:span></text:p>
      <text:p text:style-name="P10"><text:tab/><text:span text:style-name="T2">⇒ manipulation possible des graphiques et des données afin d’induire en erreur</text:span></text:p>
      <text:p text:style-name="P10"/>
      <text:p text:style-name="P11">⇒ 1<text:span text:style-name="T3">er</text:span> risque en statistique : Le paradoxe de Simpson</text:p>
      <text:p text:style-name="P11"><text:tab/>⇒ Il peut y avoir un facteur de confusion oublié dans les statistiques proposant une <text:tab/><text:tab/>moyenne</text:p>
      <text:p text:style-name="P12"/>
      <text:p text:style-name="P13">⇒ 2nd risque en statistique ; le biais de sélection</text:p>
      <text:p text:style-name="P12"><text:tab/>⇒ protocole de l’enquête ne permet pas d’élaborer un échantillon statistiquement <text:tab/><text:tab/>représentatif et//ou échantillon petit</text:p>
      <text:p text:style-name="P12"><text:tab/><text:tab/><text:span text:style-name="T4">⇒ Impossibilité de tirer des conclusions fiables</text:span></text:p>
      <text:p text:style-name="P12"/>
      <text:p text:style-name="P14">⇒ Les faits historiques</text:p>
      <text:p text:style-name="P14"><text:tab/>⇒ Marquer un lien entre présent et passé, pour en général, montrer un point <text:tab/><text:tab/><text:tab/>commun</text:p>
      <text:p text:style-name="P14"/>
      <text:p text:style-name="P15">⇒ Arguments logiques basés sur la cause/ conséquence ou sur la déduction</text:p>
      <text:p text:style-name="P15"><text:tab/><text:span text:style-name="T5">⇒ Attention que la relation soit juste sinon le raisonnement est faux</text:span></text:p>
      <text:p text:style-name="P15"/>
      <text:p text:style-name="P16">⇒ Ne pas confondre corrélation et causalité</text:p>
      <text:p text:style-name="P16"><text:tab/>⇒ Corrélation : relation statistique entre 2 variables dans les valeurs varient dans le <text:tab/>même sens , sans lien de causalité obligatoire</text:p>
      <text:p text:style-name="P14"/>
      <text:p text:style-name="P17">⇒ Avant de parler d’une bonne corrélation, c’est-à-dire avec une relation de cause à effet, il faut continuer un échantillon pertinent et représentatif.</text:p>
      <text:p text:style-name="P17"/>
      <text:p text:style-name="P18">⇒ Il est indispensable de savoir lire une corrélation</text:p>
      <text:p text:style-name="P18"/>
      <text:p text:style-name="P19">⇒ Argument ad hominem : faite ce que je dis pas ce que je fais (Stratégie opposant à un adversaire ses paroles ou ses actes)</text:p>
      <text:p text:style-name="P19"><text:tab/><text:span text:style-name="T6">⇒ Discrédité la personne</text:span></text:p>
      <text:p text:style-name="P19"/>
      <text:p text:style-name="P20">⇒ Argument d’autorité : Référence à une autorité politique, morale, scientifique, reconnue ET experte du domaine ou un principe communément faisant appel à la morale</text:p>
      <text:p text:style-name="P20"/>
      <text:p text:style-name="P21">⇒ Développer sa thèse en s’appuyant sur une démonstration, un raisonnement logique</text:p>
      <text:p text:style-name="P21"/>
      <text:p text:style-name="P21">⇒ Type de raisonnement :</text:p>
      <text:p text:style-name="P21"><text:tab/>⇒ L’hypothèse (si…)</text:p>
      <text:p text:style-name="P21"><text:tab/>⇒ Condition (pourvu que, tant que…)</text:p>
      <text:p text:style-name="P21"><text:tab/>⇒ L’opposition (Bien que…) : Deux fait qui s’opposent sans pour autant être <text:tab/><text:tab/><text:tab/>incompatible</text:p>
      <text:p text:style-name="P21"><text:tab/>⇒ <text:span text:style-name="T7">Concession (Certes…) : Opposition de deux faits contradictoires</text:span></text:p>
      <text:p text:style-name="P21"><text:tab/><text:span text:style-name="T7">⇒ La cause (En effet…)</text:span></text:p>
      <text:p text:style-name="P21"><text:tab/><text:span text:style-name="T7">⇒ La conséquence (De ce fait…)</text:span></text:p>
      <text:p text:style-name="P21"><text:tab/><text:span text:style-name="T7">⇒ L’analogie : Rapprochement à des fins de comparaison, de deux choses pour <text:tab/><text:tab/>mettre en valeur leurs points communs ou leurs différences</text:span></text:p>
      <text:p text:style-name="P21"/>
      <text:p text:style-name="P7">III) Comment persuader</text:p>
      <text:p text:style-name="P7"/>
      <text:p text:style-name="P22">⇒ Persuader : Faire appel à l’émotion, aux sentiments, à l’affectivité. Chercher à séduire, charmer, flatter, indigner, ridiculisé</text:p>
      <text:p text:style-name="P22"><text:tab/>⇒ Utiliser des moyens indirects, voire irrationnels faussant subtilement <text:tab/><text:tab/><text:tab/><text:tab/>l’argumentation</text:p>
      <text:p text:style-name="P22"><text:tab/>⇒ Cherche à entraîner l’adhésion de l’autre, à ébranler l’âme, à obtenir une <text:tab/><text:tab/><text:tab/>adhésion affective</text:p>
      <text:p text:style-name="P22"/>
      <text:p text:style-name="P22">⇒ Argument contraignants : Entraîner les personnes sur le terrain des valeurs censées être intégrées ou en profitant de leur inexpérience dialectique</text:p>
      <text:p text:style-name="P23"><text:soft-page-break/>⇒ Valeurs morales</text:p>
      <text:p text:style-name="P23"><text:tab/>⇒ Valeurs concrètes (État, loi, église, peuple…)</text:p>
      <text:p text:style-name="P23"><text:tab/>⇒ Valeurs abstraites (Solidarité, responsabilité, transparence)</text:p>
      <text:p text:style-name="P23"><text:tab/><text:span text:style-name="T8">⇒ Bien qu’elles paraissent universelles, ce n’est pas le cas</text:span></text:p>
      <text:p text:style-name="P23"/>
      <text:p text:style-name="P24">⇒ Proverbes et maximes</text:p>
      <text:p text:style-name="P24"><text:tab/>⇒ Consensus autour de ce qui s’appelle « la sagesse des nations »</text:p>
      <text:p text:style-name="P24"><text:tab/></text:p>
      <text:p text:style-name="P24">⇒ Notion de normal et de bon sens</text:p>
      <text:p text:style-name="P24"><text:tab/>⇒ Règles totalement vagues et donc pas forcément exactes</text:p>
      <text:p text:style-name="P24"/>
      <text:p text:style-name="P24">⇒ Idées reçues</text:p>
      <text:p text:style-name="P24"><text:tab/>⇒ Sont des lieux communs, des banalités, des arguments disponibles en toute <text:tab/>circonstance</text:p>
      <text:p text:style-name="P24"><text:tab/>⇒ Elles s’admettent aisément</text:p>
      <text:p text:style-name="P24"><text:tab/><text:tab/>⇒ Sont très rependues</text:p>
      <text:p text:style-name="P24"><text:tab/><text:tab/>⇒ Semble des évidences inutiles à démontrer</text:p>
      <text:p text:style-name="P24"/>
      <text:p text:style-name="P25">⇒ Narration et/ou description</text:p>
      <text:p text:style-name="P25"><text:tab/>⇒ Pour persuader, voir pour émouvoir, indigner, il est possible de faire parler les <text:tab/><text:tab/>faits par eux-mêmes</text:p>
      <text:p text:style-name="P25"><text:tab/>⇒ Il s’agit de choisir ceux qui vont dans le sens de son discours</text:p>
      <text:p text:style-name="P25"/>
      <text:p text:style-name="P28">⇒ Impliquer l’autre pour le contraindre à se sentir touché par les propos</text:p>
      <text:p text:style-name="P28"/>
      <text:p text:style-name="P29">⇒ Emploi de l’apostrophe</text:p>
      <text:p text:style-name="P29"><text:tab/><text:span text:style-name="T9">⇒ S’adresser directement à la personne pour qu’elle se sente davantage concernée</text:span></text:p>
      <text:p text:style-name="P29"/>
      <text:p text:style-name="P30">⇒ Question rhétorique</text:p>
      <text:p text:style-name="P30"><text:tab/>⇒ On pose un<text:span text:style-name="T10">e</text:span> question à laquelle on ne répond pas. Ce procédé suppose que la <text:tab/>réponse est évidente, donc inutile à formuler</text:p>
      <text:p text:style-name="P30"><text:tab/><text:tab/>⇒ C’est une façon d’attirer l’interlocuteur dans son camp</text:p>
      <text:p text:style-name="P30"/>
      <text:p text:style-name="P31">⇒ Usage des personnes « vous », « nous », « on »</text:p>
      <text:p text:style-name="P31"><text:tab/>⇒ <text:span text:style-name="T11">L’emploi de ces personnes en appelle à la complicité de l’autre</text:span></text:p>
      <text:p text:style-name="P31"/>
      <text:p text:style-name="P32">⇒ Insistance</text:p>
      <text:p text:style-name="P32"><text:tab/>⇒ Marteler une idée pour entraîner voir submerger l‘esprit de l’autre</text:p>
      <text:p text:style-name="P32"/>
      <text:p text:style-name="P33">⇒ Répétition</text:p>
      <text:p text:style-name="P33"><text:tab/>⇒ Donner du rythme au texte donc de la force</text:p>
      <text:p text:style-name="P33"/>
      <text:p text:style-name="P34">⇒ Parallélisme</text:p>
      <text:p text:style-name="P34"><text:tab/>⇒ Mettre en évidence des points communs ou des oppositions</text:p>
      <text:p text:style-name="P34"/>
      <text:p text:style-name="P35">⇒ Accumulation</text:p>
      <text:p text:style-name="P35"><text:tab/>⇒ Énoncer une idée avec force</text:p>
      <text:p text:style-name="P35"/>
      <text:p text:style-name="P36">⇒ Mise en relief</text:p>
      <text:p text:style-name="P36"><text:tab/>⇒ Une idée pour lui donner plus de force ou à l’inverse éliminer ce qui pose <text:tab/>problème</text:p>
      <text:p text:style-name="P36"/>
      <text:p text:style-name="P37"><text:soft-page-break/>⇒ Utilisation d’un présentatif</text:p>
      <text:p text:style-name="P37"><text:tab/>⇒ « Voici », « voilà », « c’est… qui », « quant à »</text:p>
      <text:p text:style-name="P37"><text:tab/>⇒ Donner plus de puissance à se phrase, en particulier à l’oral</text:p>
      <text:p text:style-name="P37"/>
      <text:p text:style-name="P37">⇒ Hyperbole</text:p>
      <text:p text:style-name="P37"><text:tab/>⇒ Exagérer pour mieux frapper l’esprit, parfois ironiser</text:p>
      <text:p text:style-name="P37"/>
      <text:p text:style-name="P38">⇒ Euphémisme</text:p>
      <text:p text:style-name="P38"><text:tab/>⇒ Atténuer les éléments choquants, tristes, désagréables, gênants</text:p>
      <text:p text:style-name="P39"/>
      <text:p text:style-name="P39">⇒ Opposition</text:p>
      <text:p text:style-name="P39"><text:tab/>⇒ Plusieurs idées pour que celle que l’on défende soir valorisée</text:p>
      <text:p text:style-name="P39"/>
      <text:p text:style-name="P39">⇒ Antithèse</text:p>
      <text:p text:style-name="P39"><text:tab/>⇒ Opposer deux idées, souvent pour mettre une en valeur</text:p>
      <text:p text:style-name="P39"/>
      <text:p text:style-name="P41">⇒ Chiasme</text:p>
      <text:p text:style-name="P41"><text:tab/>⇒ <text:span text:style-name="T12">Opposer deux idées, souvent pour mettre une en valeur</text:span></text:p>
      <text:p text:style-name="P40"/>
      <text:p text:style-name="P41">⇒ Antiphrase et contre-exemple</text:p>
      <text:p text:style-name="P41"><text:tab/>⇒ Dire le contraire de ce que l’on pense pour ironiser et discréditer la thèse adverse</text:p>
      <text:p text:style-name="P41"/>
      <text:p text:style-name="P42">⇒ Prétérition</text:p>
      <text:p text:style-name="P42"><text:tab/>⇒ Dire qu’on ne dit pas ce qu’on est en train de dire</text:p>
      <text:p text:style-name="P42"><text:tab/>⇒ Attirer l’attention sur un sujet délicat, voire conflictuel ou polémique</text:p>
      <text:p text:style-name="P42"><text:tab/>⇒ Moyen de présenter une preuve de façon telle que celle-ci soit acceptée par<text:tab/>l’auditoire</text:p>
      <text:p text:style-name="P42"><text:tab/>⇒ Influencer l’attitude de l’interlocuteur</text:p>
      <text:p text:style-name="P42"/>
      <text:p text:style-name="P42"/>
      <text:p text:style-name="P43">⇒ L’esprit critique est nécessaire pour proposer : (Parvenir à convaincre / persuader)</text:p>
      <text:p text:style-name="P43"><text:tab/>⇒ Des arguments pertinents</text:p>
      <text:p text:style-name="P43"><text:tab/>⇒ Des éléments rhétoriques valides</text:p>
      <text:p text:style-name="P43"><text:tab/>⇒ Un raisonnement cohérent</text:p>
      <text:p text:style-name="P42"/>
      <text:p text:style-name="P43">⇒ L’esprit critique est nécessaire pour analyser : (Examiner un discours convaincant / persuasif)</text:p>
      <text:p text:style-name="P43"><text:tab/>⇒ Pertinence des arguments</text:p>
      <text:p text:style-name="P43"><text:tab/>⇒ Validité des éléments rhétoriques</text:p>
      <text:p text:style-name="P43"><text:tab/>⇒ Cohérence du raisonnement présenté</text:p>
      <text:p text:style-name="P43"/>
      <text:p text:style-name="P44">⇒ Connaître les stratégies pour convaincre et persuader</text:p>
      <text:p text:style-name="P44"><text:tab/>⇒ Poser un regard critique et distancié</text:p>
      <text:p text:style-name="P44"><text:tab/><text:tab/>⇒ Déterminer si :</text:p>
      <text:p text:style-name="P44"><text:tab/><text:tab/><text:tab/>⇒ Ce qui est avancé == rationnels ou non</text:p>
      <text:p text:style-name="P44"><text:tab/><text:tab/><text:tab/>⇒ On tente de nous manipuler, influencer</text:p>
      <text:p text:style-name="P44"><text:tab/><text:tab/><text:span text:style-name="T13">⇒ Parvenir à créer des textes convaincants ou persuasif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8:06:53.951059445</meta:creation-date>
    <dc:date>2023-05-24T11:53:08.694550360</dc:date>
    <meta:editing-duration>PT2H33M11S</meta:editing-duration>
    <meta:editing-cycles>51</meta:editing-cycles>
    <meta:generator>LibreOffice/7.5.2.2$Linux_X86_64 LibreOffice_project/50$Build-2</meta:generator>
    <meta:document-statistic meta:table-count="0" meta:image-count="0" meta:object-count="0" meta:page-count="4" meta:paragraph-count="126" meta:word-count="1096" meta:character-count="6754" meta:non-whitespace-character-count="5657"/>
  </office:meta>
</office:document-meta>
</file>